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="Arrow" draw:marker-end-width="0.1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nux Libertine O'" style:font-pitch="variable" fo:font-size="12pt" style:font-size-asian="12pt" style:font-size-complex="12pt"/>
    </style:style>
    <style:style style:name="P3" style:family="paragraph">
      <style:text-properties fo:font-family="'Linux Libertine O'" style:font-pitch="variable" fo:font-size="10pt" style:font-size-asian="10pt" style:font-size-complex="10pt"/>
    </style:style>
    <style:style style:name="T1" style:family="text">
      <style:text-properties fo:font-family="'Linux Libertine O'" style:font-pitch="variable" fo:font-size="12pt" style:font-size-asian="12pt" style:font-size-complex="12pt"/>
    </style:style>
    <style:style style:name="T2" style:family="text">
      <style:text-properties fo:font-family="'Linux Libertine O'" style:font-style-name="Regular" fo:font-size="12pt" style:font-family-asian="'Linux Libertine O'" style:font-style-name-asian="Regular" style:font-size-asian="12pt" style:font-family-complex="'Linux Libertine O'" style:font-style-name-complex="Regular" style:font-size-complex="12pt"/>
    </style:style>
    <style:style style:name="T3" style:family="text">
      <style:text-properties fo:font-family="'Linux Libertine O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1" draw:id="id1" draw:layer="layout" svg:width="1cm" svg:height="1cm" svg:x="0.064cm" svg:y="1.3cm">
          <text:p text:style-name="P1"><text:span text:style-name="T1">R</text:span><text:span text:style-name="T2">₁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cm" svg:height="1cm" svg:x="0.263cm" svg:y="3.699cm">
          <text:p text:style-name="P1"><text:span text:style-name="T1">R</text:span><text:span text:style-name="T2">₂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cm" svg:height="1cm" svg:x="3.964cm" svg:y="2.5cm">
          <text:p text:style-name="P1"><text:span text:style-name="T1">R</text:span><text:span text:style-name="T2">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cm" svg:height="1cm" svg:x="2.063cm" svg:y="0.099cm">
          <text:p text:style-name="P1"><text:span text:style-name="T2">Ü₁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2.062cm" svg:y="1.298cm">
          <text:p text:style-name="P1"><text:span text:style-name="T2">Ü₂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cm" svg:height="1cm" svg:x="2.061cm" svg:y="2.497cm">
          <text:p text:style-name="P1"><text:span text:style-name="T2">Ü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cm" svg:height="1cm" svg:x="2.064cm" svg:y="3.7cm">
          <text:p text:style-name="P1"><text:span text:style-name="T2">Ü₄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cm" svg:height="1cm" svg:x="2.061cm" svg:y="4.897cm">
          <text:p text:style-name="P1"><text:span text:style-name="T2">Ü₅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0.918cm" svg:y1="1.446cm" svg:x2="2.063cm" svg:y2="0.599cm" draw:start-shape="id1" draw:start-glue-point="11" draw:end-shape="id2" draw:end-glue-point="6" svg:d="m918 1446 1145-847">
          <text:p/>
        </draw:connector>
        <draw:connector draw:style-name="gr2" draw:text-style-name="P1" draw:layer="layout" draw:type="line" svg:x1="1.064cm" svg:y1="1.8cm" svg:x2="2.062cm" svg:y2="1.798cm" draw:start-shape="id1" draw:start-glue-point="10" draw:end-shape="id3" svg:d="m1064 1800 998-2">
          <text:p/>
        </draw:connector>
        <draw:connector draw:style-name="gr2" draw:text-style-name="P1" draw:layer="layout" draw:type="line" svg:x1="0.918cm" svg:y1="2.154cm" svg:x2="2.061cm" svg:y2="2.997cm" draw:start-shape="id1" draw:start-glue-point="9" draw:end-shape="id4" draw:end-glue-point="6" svg:d="m918 2154 1143 843">
          <text:p/>
        </draw:connector>
        <draw:connector draw:style-name="gr2" draw:text-style-name="P1" draw:layer="layout" draw:type="line" svg:x1="1.117cm" svg:y1="3.845cm" svg:x2="2.061cm" svg:y2="2.997cm" draw:start-shape="id5" draw:start-glue-point="11" draw:end-shape="id4" draw:end-glue-point="6" svg:d="m1117 3845 944-848">
          <text:p/>
        </draw:connector>
        <draw:connector draw:style-name="gr2" draw:text-style-name="P1" draw:layer="layout" draw:type="line" svg:x1="1.117cm" svg:y1="4.553cm" svg:x2="2.061cm" svg:y2="5.397cm" draw:start-shape="id5" draw:start-glue-point="9" draw:end-shape="id6" draw:end-glue-point="6" svg:d="m1117 4553 944 844">
          <text:p/>
        </draw:connector>
        <draw:connector draw:style-name="gr2" draw:text-style-name="P1" draw:layer="layout" draw:type="line" svg:x1="4.11cm" svg:y1="3.354cm" svg:x2="3.064cm" svg:y2="4.2cm" draw:start-shape="id7" draw:start-glue-point="7" draw:end-shape="id8" draw:end-glue-point="10" svg:d="m4110 3354-1046 846">
          <text:p/>
        </draw:connector>
        <draw:connector draw:style-name="gr2" draw:text-style-name="P1" draw:layer="layout" draw:type="line" svg:x1="4.11cm" svg:y1="2.646cm" svg:x2="3.063cm" svg:y2="0.599cm" draw:start-shape="id7" draw:start-glue-point="5" draw:end-shape="id2" svg:d="m4110 2646-1047-2047">
          <text:p/>
        </draw:connector>
        <draw:frame draw:style-name="gr3" draw:text-style-name="P3" draw:layer="layout" svg:width="0.9cm" svg:height="0.649cm" svg:x="0.664cm" svg:y="0.7cm">
          <draw:text-box>
            <text:p><text:span text:style-name="T3">10</text:span></text:p>
          </draw:text-box>
        </draw:frame>
        <draw:frame draw:style-name="gr3" draw:text-style-name="P3" draw:layer="layout" svg:width="0.9cm" svg:height="0.649cm" svg:x="0.964cm" svg:y="1.301cm">
          <draw:text-box>
            <text:p><text:span text:style-name="T3">50</text:span></text:p>
          </draw:text-box>
        </draw:frame>
        <draw:frame draw:style-name="gr3" draw:text-style-name="P3" draw:layer="layout" svg:width="0.9cm" svg:height="0.649cm" svg:x="0.864cm" svg:y="1.802cm">
          <draw:text-box>
            <text:p><text:span text:style-name="T3">40</text:span></text:p>
          </draw:text-box>
        </draw:frame>
        <draw:frame draw:style-name="gr3" draw:text-style-name="P3" draw:layer="layout" svg:width="0.9cm" svg:height="0.649cm" svg:x="0.964cm" svg:y="3.002cm">
          <draw:text-box>
            <text:p><text:span text:style-name="T3">30</text:span></text:p>
          </draw:text-box>
        </draw:frame>
        <draw:frame draw:style-name="gr3" draw:text-style-name="P3" draw:layer="layout" svg:width="0.9cm" svg:height="0.649cm" svg:x="1.064cm" svg:y="4.203cm">
          <draw:text-box>
            <text:p><text:span text:style-name="T3">90</text:span></text:p>
          </draw:text-box>
        </draw:frame>
        <draw:frame draw:style-name="gr3" draw:text-style-name="P3" draw:layer="layout" svg:width="0.9cm" svg:height="0.649cm" svg:x="3.364cm" svg:y="3.003cm">
          <draw:text-box>
            <text:p><text:span text:style-name="T3">90</text:span></text:p>
          </draw:text-box>
        </draw:frame>
        <draw:frame draw:style-name="gr3" draw:text-style-name="P3" draw:layer="layout" svg:width="0.9cm" svg:height="0.649cm" svg:x="3.764cm" svg:y="2.003cm">
          <draw:text-box>
            <text:p><text:span text:style-name="T3">3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6cm" style:print-orientation="portrait"/>
    </style:page-layout>
    <style:style style:name="Mdp1" style:family="drawing-page">
      <style:drawing-page-properties draw:background-size="border" draw:fill="solid" draw:fill-color="#fafad2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ázs </meta:initial-creator>
    <meta:creation-date>2012-04-30T18:24:18</meta:creation-date>
    <dc:date>2012-04-30T18:36:22</dc:date>
    <dc:creator>Balázs </dc:creator>
    <meta:editing-duration>PT7M22S</meta:editing-duration>
    <meta:editing-cycles>4</meta:editing-cycles>
    <meta:generator>LibreOffice/3.5$Linux_X86_64 LibreOffice_project/350m1$Build-202</meta:generator>
    <meta:document-statistic meta:object-count="22"/>
  </office:meta>
</office:document-meta>
</file>